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table:number-columns-repeated="2"/>
          <table:table-cell table:style-name="ce7"/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/>
          <table:table-cell table:style-name="ce7"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table:number-columns-repeated="2"/>
          <table:table-cell table:style-name="ce7"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>
            <draw:frame table:end-cell-address="Sheet1.C26" table:end-x="2.151cm" table:end-y="0.35cm" draw:z-index="0" draw:style-name="gr1" svg:width="7.319cm" svg:height="7.085cm" svg:x="0.001cm" svg:y="0.069cm">
              <draw:object draw:notify-on-update-of-ranges="Sheet1.B1:Sheet1.H1 Sheet1.A2:Sheet1.A2 Sheet1.B2:Sheet1.H2 Sheet1.A3:Sheet1.A3 Sheet1.B3:Sheet1.H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41cm" table:end-y="0.017cm" draw:z-index="1" draw:style-name="gr1" svg:width="6.665cm" svg:height="7.095cm" svg:x="2.151cm" svg:y="0.151cm">
              <draw:object draw:notify-on-update-of-ranges="Sheet1.B4:Sheet1.H4 Sheet1.A5:Sheet1.A5 Sheet1.B5:Sheet1.H5 Sheet1.A6:Sheet1.A6 Sheet1.B6:Sheet1.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7.085cm" svg:x="2.044cm" svg:y="0.095cm">
              <draw:object draw:notify-on-update-of-ranges="Sheet1.B7:Sheet1.H7 Sheet1.A8:Sheet1.A8 Sheet1.B8:Sheet1.H8 Sheet1.A9:Sheet1.A9 Sheet1.B9:Sheet1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3">2008/12/13</text:date>, <text:time>16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4T17:14:01</meta:creation-date>
    <dc:creator>taro</dc:creator>
    <dc:date>2008-12-13T16:31:56</dc:date>
    <meta:editing-cycles>4</meta:editing-cycles>
    <meta:editing-duration>PT27M6S</meta:editing-duration>
    <meta:user-defined meta:name="Info 1"/>
    <meta:user-defined meta:name="Info 2"/>
    <meta:user-defined meta:name="Info 3"/>
    <meta:user-defined meta:name="Info 4"/>
    <meta:document-statistic meta:table-count="3" meta:cell-count="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1cm" svg:height="6.919cm" chart:class="chart:line" chart:style-name="ch1">
        <chart:title svg:x="3.254cm" svg:y="0.141cm" chart:style-name="ch2">
          <text:p>clos</text:p>
        </chart:title>
        <chart:legend chart:legend-position="end" svg:x="5.641cm" svg:y="2.99cm" chart:style-name="ch3"/>
        <chart:plot-area chart:style-name="ch4" table:cell-range-address="Sheet1.B1:Sheet1.H3 Sheet1.A2:Sheet1.H3 Sheet1.A1:Sheet1.A1" chart:data-source-has-labels="both" svg:x="0.091cm" svg:y="0.776cm" svg:width="5.405cm" svg:height="5.929cm">
          <chart:axis chart:dimension="x" chart:name="primary-x" chart:style-name="ch5">
            <chart:title svg:x="2.533cm" svg:y="6.28cm" chart:style-name="ch6">
              <text:p>revision</text:p>
            </chart:title>
            <chart:categories table:cell-range-address="Sheet1.B1:Sheet1.H1"/>
          </chart:axis>
          <chart:axis chart:dimension="y" chart:name="primary-y" chart:style-name="ch7">
            <chart:title svg:x="0.147cm" svg:y="3.84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10">
                <text:p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5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29cm" svg:y="0.142cm" chart:style-name="ch2">
          <text:p>empty</text:p>
        </chart:title>
        <chart:legend chart:legend-position="end" svg:x="5.013cm" svg:y="2.964cm" chart:style-name="ch3"/>
        <chart:plot-area chart:style-name="ch4" table:cell-range-address="Sheet1.B4:Sheet1.H6 Sheet1.A5:Sheet1.H6 Sheet1.A4:Sheet1.A4" chart:data-source-has-labels="both" svg:x="0.066cm" svg:y="0.802cm" svg:width="4.816cm" svg:height="5.914cm">
          <chart:axis chart:dimension="x" chart:name="primary-x" chart:style-name="ch5">
            <chart:title svg:x="2.216cm" svg:y="6.261cm" chart:style-name="ch6">
              <text:p>revision</text:p>
            </chart:title>
            <chart:categories table:cell-range-address="Sheet1.B4:Sheet1.H4"/>
          </chart:axis>
          <chart:axis chart:dimension="y" chart:name="primary-y" chart:style-name="ch7">
            <chart:title svg:x="0.134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H5" chart:label-cell-address="Sheet1.A5:Sheet1.A5" chart:class="chart:line">
            <chart:data-point chart:repeated="7"/>
          </chart:series>
          <chart:series chart:style-name="ch11" chart:values-cell-range-address="Sheet1.B6:Sheet1.H6" chart:label-cell-address="Sheet1.A6:Sheet1.A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9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32cm" svg:y="0.143cm" chart:style-name="ch2">
          <text:p>load</text:p>
        </chart:title>
        <chart:legend chart:legend-position="end" svg:x="5.013cm" svg:y="2.964cm" chart:style-name="ch3"/>
        <chart:plot-area chart:style-name="ch4" table:cell-range-address="Sheet1.B7:Sheet1.H9 Sheet1.A8:Sheet1.H9 Sheet1.A7:Sheet1.A7" chart:data-source-has-labels="both" svg:x="0.066cm" svg:y="0.802cm" svg:width="4.816cm" svg:height="5.914cm">
          <chart:axis chart:dimension="x" chart:name="primary-x" chart:style-name="ch5">
            <chart:title svg:x="2.216cm" svg:y="6.262cm" chart:style-name="ch6">
              <text:p>revision</text:p>
            </chart:title>
            <chart:categories table:cell-range-address="Sheet1.B7:Sheet1.H7"/>
          </chart:axis>
          <chart:axis chart:dimension="y" chart:name="primary-y" chart:style-name="ch7">
            <chart:title svg:x="0.135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